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>
      <style:text-properties fo:font-weight="bold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Cenário 1: Login com Sucesso e Acesso ao Suporte</text:h>
      <text:p text:style-name="Text_20_body"><text:span text:style-name="T1">Funcionalidade:</text:span> Acesso à conta e canais de ajuda</text:p>
      <text:p text:style-name="Text_20_body"><text:span text:style-name="T1">Contexto:</text:span> O cliente precisa conseguir acessar sua conta e ter acesso a opções de ajuda em caso de problemas.</text:p>
      <text:p text:style-name="Text_20_body"><text:span text:style-name="T1">Dado</text:span> que o usuário está na página de Login <text:span text:style-name="T1">E</text:span> que ele possui um <text:span text:style-name="T1">CPF</text:span> e <text:span text:style-name="T1">senha válidos</text:span> <text:span text:style-name="T1">Quando</text:span> ele preenche o campo de <text:span text:style-name="T1">CPF</text:span> com seu número válido <text:span text:style-name="T1">E</text:span> ele preenche o campo de <text:span text:style-name="T1">senha</text:span> com sua senha válida <text:span text:style-name="T1">E</text:span> ele clica no botão <text:span text:style-name="T1">"Login"</text:span> <text:span text:style-name="T1">Então</text:span> o sistema deve direcioná-lo para a <text:span text:style-name="T1">página inicial</text:span> de sua conta. <text:span text:style-name="T1">E</text:span> o usuário deve conseguir visualizar os botões de <text:span text:style-name="T1">"Cadastrar conta"</text:span>, <text:span text:style-name="T1">"Recuperar senha"</text:span> e <text:span text:style-name="T1">"Suporte"</text:span> na página de login, caso precise de ajuda.</text:p>
      <text:p text:style-name="Horizontal_20_Line"/>
      <text:h text:style-name="P1" text:outline-level="4">Cenário 2: Tentativa de Login e Acesso a Recuperação de Senha</text:h>
      <text:p text:style-name="Text_20_body"><text:span text:style-name="T1">Funcionalidade:</text:span> Recuperação de senha em caso de erro</text:p>
      <text:p text:style-name="Text_20_body"><text:span text:style-name="T1">Contexto:</text:span> O cliente precisa conseguir acessar a opção de recuperação de senha após uma tentativa de login com dados incorretos.</text:p>
      <text:p text:style-name="Text_20_body"><text:span text:style-name="T1">Dado</text:span> que o usuário está na página de Login <text:span text:style-name="T1">E</text:span> que ele possui um <text:span text:style-name="T1">CPF</text:span> válido, mas a <text:span text:style-name="T1">senha está incorreta</text:span> <text:span text:style-name="T1">Quando</text:span> ele preenche o campo de <text:span text:style-name="T1">CPF</text:span> com seu número válido <text:span text:style-name="T1">E</text:span> ele preenche o campo de <text:span text:style-name="T1">senha</text:span> com uma senha incorreta <text:span text:style-name="T1">E</text:span> ele clica no botão <text:span text:style-name="T1">"Login"</text:span> <text:span text:style-name="T1">Então</text:span> o sistema deve exibir uma <text:span text:style-name="T1">mensagem de erro</text:span> informando que o CPF ou a senha estão incorretos. <text:span text:style-name="T1">E</text:span> o usuário deve conseguir clicar no link <text:span text:style-name="T1">"Recuperar senha"</text:span> para ser direcionado à página de recuperação. <text:span text:style-name="T1">E</text:span> o usuário deve conseguir acessar os botões de <text:span text:style-name="T1">"Cadastrar conta"</text:span> e <text:span text:style-name="T1">"Suporte"</text:span> na página de login, caso não se lembre do CPF ou precise de outro tipo de ajud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3T21:20:57.128309000</meta:creation-date>
    <dc:date>2025-08-23T21:23:29.050608000</dc:date>
    <meta:editing-duration>PT2M32S</meta:editing-duration>
    <meta:editing-cycles>1</meta:editing-cycles>
    <meta:document-statistic meta:table-count="0" meta:image-count="0" meta:object-count="0" meta:page-count="1" meta:paragraph-count="8" meta:word-count="270" meta:character-count="1485" meta:non-whitespace-character-count="1223"/>
    <meta:generator>LibreOffice/25.2.5.2$Windows_X86_64 LibreOffice_project/03d19516eb2e1dd5d4ccd751a0d6f35f35e08022</meta:generator>
  </office:meta>
</office:document-meta>
</file>